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cf7" officeooo:paragraph-rsid="0017fcf7"/>
    </style:style>
    <style:style style:name="P2" style:family="paragraph" style:parent-style-name="Standard">
      <style:paragraph-properties fo:text-align="center" style:justify-single-word="false"/>
      <style:text-properties officeooo:rsid="0017fcf7" officeooo:paragraph-rsid="0017fcf7"/>
    </style:style>
    <style:style style:name="P3" style:family="paragraph" style:parent-style-name="Standard" style:list-style-name="L1">
      <style:text-properties officeooo:rsid="0017fcf7" officeooo:paragraph-rsid="0017fcf7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</text:p>
      <text:p text:style-name="P1"/>
      <text:p text:style-name="P2">Searching a large document collection for arguments relevant to a given</text:p>
      <text:p text:style-name="P2">topic</text:p>
      <text:p text:style-name="P2"/>
      <text:p text:style-name="P1">Argument mining (AM) is a new, but rapidly growing area of research within Computational Linguistic that has gained a great popularity in the last years. AM aims to determine arguments within text. An argument can consist of a claim and several premises (also known as the pieces of</text:p>
      <text:p text:style-name="P1">evidence). Most of these studies perform argument mining in a generic setting, i.e. any argument within a document is determined without being specific about a topic. In topic specific argument mining the aim is to process a document for arguments that are related to a topic and filter out any argument not related to that topic. The topic is assumed as given by the user in form of a query.</text:p>
      <text:p text:style-name="P1"/>
      <text:p text:style-name="P1">Your specific task: Your task is to build machine learning models to classify a sentence whether it is argumentative or not (argument_for or argument_against). Similar to sentiment classification you are given training, validation and test data. You must:</text:p>
      <text:p text:style-name="P1"/>
      <text:list xml:id="list8362776239921571006" text:style-name="L1">
        <text:list-item>
          <text:p text:style-name="P3">Read it the data into your system.</text:p>
        </text:list-item>
        <text:list-item>
          <text:p text:style-name="P3">Prepare your data as in the sentiment classification.</text:p>
        </text:list-item>
        <text:list-item>
          <text:p text:style-name="P3">Come up with 3 different models (2 traditional and 1 deep learning) that best fits to the problem (you can also try ensembles).</text:p>
        </text:list-item>
        <text:list-item>
          <text:p text:style-name="P3">Try out strategies you learned in the lectures.</text:p>
        </text:list-item>
        <text:list-item>
          <text:p text:style-name="P3">Train your model on the training data, validata it on the validation data and test it on the testing data.</text:p>
        </text:list-item>
        <text:list-item>
          <text:p text:style-name="P3">You must report in accuracy, precision, recall and F1-measure.</text:p>
        </text:list-item>
        <text:list-item>
          <text:p text:style-name="P3">You must prepare up to 10 slides to present your results (model and test results) on the 26<text:span text:style-name="T1">th</text:span> of Jan 2021. You are given max. 10 minutes to present.</text:p>
        </text:list-item>
      </text:list>
      <text:p text:style-name="P1"/>
      <text:p text:style-name="P1"/>
      <text:p text:style-name="P1">Data:</text:p>
      <text:p text:style-name="P1"/>
      <text:p text:style-name="P1">The data contains 8 topics (queries). For each topic there are 50 documents that are relevant according to Google. The documents are already prepared for you in terms of pre-processing (deleting HTML tags, performing sentence splitting, tokenisation, etc).</text:p>
      <text:p text:style-name="P1"/>
      <text:p text:style-name="P1">Each topic is paired with every sentence from the 50 documents that are relevant to that topic. For each pair of topic-sentence you have: supporting (argument_For), opposing (argument_against) and not an argument (NotArgument). You can treat the argument_For and argument_against classes as one class. Your tasks is to decide whether a sentence is argumentative (argument_for or argument_against) or not.</text:p>
      <text:p text:style-name="P1"/>
      <text:p text:style-name="P1">Grade: If the model is error free and tackles the above problem the group members will obtain a bonus point. This bonus point can be used for the exam so that the final exam mark can be changed e.g. from 1.3 to 1.0.</text:p>
      <text:p text:style-name="P1"/>
      <text:p text:style-name="P1">Related work/Readings:</text:p>
      <text:p text:style-name="P1"/>
      <text:p text:style-name="P1">Ran Levy, Yonatan Bilu, Daniel Hershcovich, Ehud Aharoni, and Noam Slonim. 2014. Context dependent claim detection .</text:p>
      <text:p text:style-name="P1"/>
      <text:p text:style-name="P1"><text:soft-page-break/>Ruty Rinott, Lena Dankin, Carlos Alzate Perez, Mitesh M Khapra, Ehud Aharoni, and Noam Slonim. 2015. Show me your evidence - anautomatic method for context dependent evidence detection. In EMNLP. pages 440–450.</text:p>
      <text:p text:style-name="P1"/>
      <text:p text:style-name="P1">Stab, Christian, Tristan Miller, and Iryna Gurevych. "Cross-topic Argument Mining from Heterogeneous Sources Using Attention-based Neural Networks." ​ arXiv preprint arXiv:1802.05758 ​(2018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8:36:43.976159464</meta:creation-date>
    <dc:date>2020-12-14T18:45:30.123497101</dc:date>
    <meta:editing-duration>PT8M4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21" meta:word-count="494" meta:character-count="3018" meta:non-whitespace-character-count="2550"/>
  </office:meta>
</office:document-meta>
</file>